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text-properties fo:font-weight="bold" officeooo:rsid="00124a51" officeooo:paragraph-rsid="00124a51" fo:background-color="transparent" style:font-weight-asian="bold" style:font-weight-complex="bold"/>
    </style:style>
    <style:style style:name="P3" style:family="paragraph" style:parent-style-name="Standard">
      <style:text-properties fo:font-weight="bold" officeooo:rsid="0021def5" officeooo:paragraph-rsid="0021def5" fo:background-color="transparent" style:font-weight-asian="bold" style:font-weight-complex="bold"/>
    </style:style>
    <style:style style:name="P4" style:family="paragraph" style:parent-style-name="Standard">
      <style:text-properties fo:color="#629755" style:font-name="DejaVu Sans Mono" fo:font-size="11.3000001907349pt" fo:font-style="italic" fo:font-weight="bold" officeooo:rsid="001f6929" officeooo:paragraph-rsid="001f6929" fo:background-color="transparent" style:font-weight-asian="bold" style:font-weight-complex="bold"/>
    </style:style>
    <style:style style:name="P5" style:family="paragraph" style:parent-style-name="Preformatted_20_Text">
      <style:text-properties fo:color="#a9b7c6" style:font-name="DejaVu Sans Mono" fo:font-size="11.3000001907349pt" fo:background-color="#333333"/>
    </style:style>
    <style:style style:name="P6" style:family="paragraph" style:parent-style-name="Preformatted_20_Text">
      <style:text-properties fo:color="#a9b7c6" fo:background-color="#333333"/>
    </style:style>
    <style:style style:name="P7" style:family="paragraph" style:parent-style-name="Preformatted_20_Text">
      <style:text-properties fo:color="#629755" fo:background-color="#333333"/>
    </style:style>
    <style:style style:name="P8" style:family="paragraph" style:parent-style-name="Preformatted_20_Text">
      <style:text-properties fo:color="#629755" style:font-name="DejaVu Sans Mono" fo:font-size="11.3000001907349pt" fo:font-style="italic" fo:font-weight="bold" officeooo:rsid="001f6929" officeooo:paragraph-rsid="001f6929" fo:background-color="#333333" style:font-weight-asian="bold" style:font-weight-complex="bold"/>
    </style:style>
    <style:style style:name="P9" style:family="paragraph" style:parent-style-name="Preformatted_20_Text">
      <style:text-properties fo:color="#629755" style:font-name="DejaVu Sans Mono" fo:font-size="11.3000001907349pt" fo:font-style="italic" fo:background-color="#333333"/>
    </style:style>
    <style:style style:name="P10" style:family="paragraph" style:parent-style-name="Preformatted_20_Text">
      <style:text-properties fo:color="#808080" fo:background-color="#333333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1.3000001907349pt" fo:background-color="#333333"/>
    </style:style>
    <style:style style:name="P12" style:family="paragraph" style:parent-style-name="Standard">
      <style:text-properties fo:font-weight="bold" officeooo:rsid="001703e4" officeooo:paragraph-rsid="00124a51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1f6929" officeooo:paragraph-rsid="0034b72c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21def5" officeooo:paragraph-rsid="0034b72c" fo:background-color="transparent" style:font-weight-asian="bold" style:font-weight-complex="bold"/>
    </style:style>
    <style:style style:name="P15" style:family="paragraph" style:parent-style-name="Standard">
      <style:text-properties fo:font-weight="bold" officeooo:paragraph-rsid="0034b72c" fo:background-color="transparent" style:font-weight-asian="bold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34b72c" style:font-weight-asian="bold" style:font-weight-complex="bold"/>
    </style:style>
    <style:style style:name="P18" style:family="paragraph" style:parent-style-name="Standard">
      <style:text-properties fo:background-color="transparent"/>
    </style:style>
    <style:style style:name="P19" style:family="paragraph" style:parent-style-name="Standard">
      <style:text-properties fo:color="#a9b7c6" style:font-name="DejaVu Sans Mono" fo:font-size="11.3000001907349pt" fo:font-weight="bold" officeooo:rsid="00124a51" officeooo:paragraph-rsid="00124a51" fo:background-color="transparent" style:font-weight-asian="bold" style:font-weight-complex="bold"/>
    </style:style>
    <style:style style:name="P20" style:family="paragraph" style:parent-style-name="Standard">
      <style:text-properties fo:font-style="italic" fo:font-weight="bold" officeooo:rsid="00124a51" officeooo:paragraph-rsid="00124a51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124a51" officeooo:paragraph-rsid="00124a51" fo:background-color="transparent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color="#629755" style:font-name="DejaVu Sans Mono" fo:font-size="11.3000001907349pt" fo:font-style="italic" fo:font-weight="bold" officeooo:rsid="001f6929" officeooo:paragraph-rsid="0034b72c" fo:background-color="transparent" style:font-weight-asian="bold" style:font-weight-complex="bold"/>
    </style:style>
    <style:style style:name="P23" style:family="paragraph" style:parent-style-name="Preformatted_20_Text">
      <style:text-properties fo:color="#6897bb" style:font-name="DejaVu Sans Mono" fo:font-size="11.3000001907349pt" fo:font-style="italic" officeooo:rsid="001703e4" officeooo:paragraph-rsid="001703e4" fo:background-color="transparent"/>
    </style:style>
    <style:style style:name="P24" style:family="paragraph" style:parent-style-name="Preformatted_20_Text">
      <style:text-properties fo:color="#cc7832" style:font-name="DejaVu Sans Mono" fo:font-size="11.3000001907349pt" fo:font-weight="bold" officeooo:rsid="0021def5" officeooo:paragraph-rsid="0021def5" fo:background-color="#333333" style:font-weight-asian="bold" style:font-weight-complex="bold"/>
    </style:style>
    <style:style style:name="P25" style:family="paragraph" style:parent-style-name="Preformatted_20_Text">
      <style:text-properties fo:color="#cc7832" style:font-name="DejaVu Sans Mono" fo:font-size="11.3000001907349pt" fo:font-weight="bold" officeooo:rsid="0021def5" officeooo:paragraph-rsid="0034b72c" fo:background-color="#333333" style:font-weight-asian="bold" style:font-weight-complex="bold"/>
    </style:style>
    <style:style style:name="P26" style:family="paragraph" style:parent-style-name="Preformatted_20_Text">
      <style:text-properties fo:color="#cc7832" fo:background-color="transparent"/>
    </style:style>
    <style:style style:name="P27" style:family="paragraph" style:parent-style-name="Preformatted_20_Text">
      <style:text-properties fo:color="#a9b7c6" style:font-name="DejaVu Sans Mono" fo:font-size="11.3000001907349pt" fo:background-color="transparent"/>
    </style:style>
    <style:style style:name="P28" style:family="paragraph" style:parent-style-name="Preformatted_20_Text">
      <style:text-properties fo:color="#a9b7c6" style:font-name="DejaVu Sans Mono" fo:font-size="11.3000001907349pt" officeooo:paragraph-rsid="0034b72c" fo:background-color="transparent"/>
    </style:style>
    <style:style style:name="P29" style:family="paragraph" style:parent-style-name="Preformatted_20_Text">
      <style:text-properties fo:color="#a9b7c6" fo:background-color="transparent"/>
    </style:style>
    <style:style style:name="P30" style:family="paragraph" style:parent-style-name="Preformatted_20_Text">
      <style:text-properties fo:color="#a9b7c6" officeooo:paragraph-rsid="0034b72c" fo:background-color="transparent"/>
    </style:style>
    <style:style style:name="P31" style:family="paragraph" style:parent-style-name="Preformatted_20_Text">
      <style:text-properties fo:color="#a9b7c6" officeooo:paragraph-rsid="001703e4" fo:background-color="transparent"/>
    </style:style>
    <style:style style:name="P32" style:family="paragraph" style:parent-style-name="Preformatted_20_Text">
      <style:text-properties fo:color="#629755" style:font-name="DejaVu Sans Mono" fo:font-size="11.3000001907349pt" fo:font-style="italic" fo:font-weight="bold" officeooo:rsid="001f6929" officeooo:paragraph-rsid="0034b72c" fo:background-color="transparent" style:font-weight-asian="bold" style:font-weight-complex="bold"/>
    </style:style>
    <style:style style:name="P33" style:family="paragraph" style:parent-style-name="Preformatted_20_Text">
      <style:text-properties fo:color="#629755" style:font-name="DejaVu Sans Mono" fo:font-size="11.3000001907349pt" fo:font-style="italic" fo:background-color="transparent"/>
    </style:style>
    <style:style style:name="P34" style:family="paragraph" style:parent-style-name="Preformatted_20_Text">
      <style:text-properties fo:color="#629755" style:font-name="DejaVu Sans Mono" fo:font-size="11.3000001907349pt" fo:font-style="italic" officeooo:paragraph-rsid="0034b72c" fo:background-color="transparent"/>
    </style:style>
    <style:style style:name="P35" style:family="paragraph" style:parent-style-name="Preformatted_20_Text">
      <style:text-properties fo:color="#629755" fo:background-color="transparent"/>
    </style:style>
    <style:style style:name="P36" style:family="paragraph" style:parent-style-name="Preformatted_20_Text">
      <style:text-properties fo:color="#629755" officeooo:paragraph-rsid="0034b72c" fo:background-color="transparent"/>
    </style:style>
    <style:style style:name="P37" style:family="paragraph" style:parent-style-name="Preformatted_20_Text">
      <style:text-properties fo:color="#808080" fo:background-color="transparent"/>
    </style:style>
    <style:style style:name="P38" style:family="paragraph" style:parent-style-name="Preformatted_20_Text">
      <style:text-properties fo:color="#808080" officeooo:paragraph-rsid="0034b72c" fo:background-color="transparent"/>
    </style:style>
    <style:style style:name="P39" style:family="paragraph" style:parent-style-name="Preformatted_20_Text">
      <style:paragraph-properties fo:margin-top="0cm" fo:margin-bottom="0.499cm" loext:contextual-spacing="false"/>
      <style:text-properties fo:color="#cc7832" style:font-name="DejaVu Sans Mono" fo:font-size="11.3000001907349pt" fo:font-weight="bold" officeooo:rsid="0021def5" officeooo:paragraph-rsid="0021f36f" fo:background-color="#333333" style:font-weight-asian="bold" style:font-weight-complex="bold"/>
    </style:style>
    <style:style style:name="P40" style:family="paragraph" style:parent-style-name="Preformatted_20_Text">
      <style:paragraph-properties fo:margin-top="0cm" fo:margin-bottom="0.499cm" loext:contextual-spacing="false"/>
      <style:text-properties fo:color="#cc7832" style:font-name="DejaVu Sans Mono" fo:font-size="11.3000001907349pt" fo:font-weight="bold" officeooo:rsid="002cc74a" officeooo:paragraph-rsid="002cc74a" fo:background-color="#333333" style:font-weight-asian="bold" style:font-weight-complex="bold"/>
    </style:style>
    <style:style style:name="P41" style:family="paragraph" style:parent-style-name="Preformatted_20_Text">
      <style:paragraph-properties fo:margin-top="0cm" fo:margin-bottom="0.499cm" loext:contextual-spacing="false"/>
      <style:text-properties fo:color="#cc7832" style:font-name="DejaVu Sans Mono" fo:font-size="11.3000001907349pt" fo:font-weight="bold" officeooo:rsid="0021def5" officeooo:paragraph-rsid="0034b72c" fo:background-color="transparent" style:font-weight-asian="bold" style:font-weight-complex="bold"/>
    </style:style>
    <style:style style:name="P42" style:family="paragraph" style:parent-style-name="Preformatted_20_Text">
      <style:paragraph-properties fo:margin-top="0cm" fo:margin-bottom="0.499cm" loext:contextual-spacing="false"/>
      <style:text-properties fo:color="#cc7832" style:font-name="DejaVu Sans Mono" fo:font-size="11.3000001907349pt" fo:font-weight="bold" officeooo:rsid="002cc74a" officeooo:paragraph-rsid="0034b72c" fo:background-color="transparent" style:font-weight-asian="bold" style:font-weight-complex="bold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paragraph-rsid="00330bcc" fo:background-color="#333333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1.3000001907349pt" officeooo:paragraph-rsid="0034b72c" fo:background-color="transparent"/>
    </style:style>
    <style:style style:name="P45" style:family="paragraph" style:parent-style-name="Preformatted_20_Text">
      <style:paragraph-properties fo:margin-top="0cm" fo:margin-bottom="0.499cm" loext:contextual-spacing="false"/>
      <style:text-properties officeooo:paragraph-rsid="0034b72c" fo:background-color="transparent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808080" fo:background-color="transparent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1.3000001907349pt" fo:background-color="#333333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1.3000001907349pt" officeooo:paragraph-rsid="0034b72c" fo:background-color="transparent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a9b7c6" fo:font-style="italic" fo:font-weight="bold" officeooo:rsid="00124a51" officeooo:paragraph-rsid="0034b72c" fo:background-color="transparent" style:font-style-asian="italic" style:font-weight-asian="bold" style:font-style-complex="italic" style:font-weight-complex="bold"/>
    </style:style>
    <style:style style:name="P50" style:family="paragraph" style:parent-style-name="Preformatted_20_Text">
      <style:text-properties fo:color="#a9b7c6" style:font-name="DejaVu Sans Mono" fo:font-size="11.3000001907349pt" fo:background-color="#333333"/>
    </style:style>
    <style:style style:name="P51" style:family="paragraph" style:parent-style-name="Preformatted_20_Text">
      <style:text-properties fo:color="#a9b7c6" style:font-name="DejaVu Sans Mono" fo:font-size="11.3000001907349pt" officeooo:paragraph-rsid="0034b72c" fo:background-color="transparent"/>
    </style:style>
    <style:style style:name="P52" style:family="paragraph" style:parent-style-name="Preformatted_20_Text">
      <style:text-properties fo:color="#a9b7c6" fo:background-color="#333333"/>
    </style:style>
    <style:style style:name="P53" style:family="paragraph" style:parent-style-name="Preformatted_20_Text">
      <style:text-properties fo:color="#a9b7c6" officeooo:paragraph-rsid="0034b72c" fo:background-color="transparent"/>
    </style:style>
    <style:style style:name="P54" style:family="paragraph" style:parent-style-name="Preformatted_20_Text">
      <style:text-properties fo:color="#629755" fo:background-color="#333333"/>
    </style:style>
    <style:style style:name="P55" style:family="paragraph" style:parent-style-name="Preformatted_20_Text">
      <style:text-properties fo:color="#629755" officeooo:paragraph-rsid="0034b72c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cccccc" loext:char-shading-value="0"/>
    </style:style>
    <style:style style:name="T3" style:family="text">
      <style:text-properties fo:color="#cc7832"/>
    </style:style>
    <style:style style:name="T4" style:family="text">
      <style:text-properties fo:color="#cc7832" style:font-name="DejaVu Sans Mono" fo:font-size="11.3000001907349pt"/>
    </style:style>
    <style:style style:name="T5" style:family="text">
      <style:text-properties fo:color="#cc7832" style:font-name="DejaVu Sans Mono" fo:font-size="11.3000001907349pt" fo:font-weight="bold" officeooo:rsid="0021def5" style:font-weight-asian="bold" style:font-weight-complex="bold"/>
    </style:style>
    <style:style style:name="T6" style:family="text">
      <style:text-properties fo:color="#cc7832" style:font-name="DejaVu Sans Mono" fo:font-size="11.3000001907349pt" fo:font-weight="bold" officeooo:rsid="0021def5" style:font-weight-asian="bold" style:font-weight-complex="bold" fo:background-color="#ffffff"/>
    </style:style>
    <style:style style:name="T7" style:family="text">
      <style:text-properties fo:color="#cc7832" style:font-name="DejaVu Sans Mono" fo:font-size="11.3000001907349pt" fo:font-weight="bold" officeooo:rsid="0021def5" fo:background-color="#ffffff" loext:char-shading-value="0" style:font-weight-asian="bold" style:font-weight-complex="bold"/>
    </style:style>
    <style:style style:name="T8" style:family="text">
      <style:text-properties fo:color="#cc7832" style:font-name="DejaVu Sans Mono" fo:font-size="11.3000001907349pt" fo:font-weight="bold" officeooo:rsid="0021def5" fo:background-color="#ffffff" loext:char-shading-value="0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05ef1" style:font-style-asian="italic" style:font-style-complex="italic"/>
    </style:style>
    <style:style style:name="T11" style:family="text">
      <style:text-properties style:font-name="DejaVu Sans Mono" fo:font-size="11.3000001907349pt"/>
    </style:style>
    <style:style style:name="T12" style:family="text">
      <style:text-properties style:font-name="DejaVu Sans Mono" fo:font-size="11.3000001907349pt" fo:font-style="italic"/>
    </style:style>
    <style:style style:name="T13" style:family="text">
      <style:text-properties fo:color="#629755"/>
    </style:style>
    <style:style style:name="T14" style:family="text">
      <style:text-properties fo:color="#629755" style:font-name="DejaVu Sans Mono" fo:font-size="11.3000001907349pt" fo:font-style="italic"/>
    </style:style>
    <style:style style:name="T15" style:family="text">
      <style:text-properties fo:color="#629755" style:font-name="DejaVu Sans Mono" fo:font-size="11.3000001907349pt" fo:font-style="italic" fo:font-weight="bold"/>
    </style:style>
    <style:style style:name="T16" style:family="text">
      <style:text-properties fo:color="#aa4926" style:font-name="DejaVu Sans Mono" fo:font-size="11.3000001907349pt"/>
    </style:style>
    <style:style style:name="T17" style:family="text">
      <style:text-properties fo:color="#a5c261"/>
    </style:style>
    <style:style style:name="T18" style:family="text">
      <style:text-properties fo:color="#a5c261" style:font-name="DejaVu Sans Mono" fo:font-size="11.3000001907349pt"/>
    </style:style>
    <style:style style:name="T19" style:family="text">
      <style:text-properties fo:color="#a5c261" style:font-name="DejaVu Sans Mono" fo:font-size="11.3000001907349pt" fo:font-weight="bold" officeooo:rsid="0021def5" fo:background-color="#ffffff" loext:char-shading-value="0" style:font-weight-asian="bold" style:font-weight-complex="bold"/>
    </style:style>
    <style:style style:name="T20" style:family="text">
      <style:text-properties fo:color="#a5c261" style:font-name="DejaVu Sans Mono" fo:font-size="11.3000001907349pt" fo:font-weight="bold" officeooo:rsid="0021def5" style:font-weight-asian="bold" style:font-weight-complex="bold"/>
    </style:style>
    <style:style style:name="T21" style:family="text">
      <style:text-properties fo:color="#a5c261" style:font-name="DejaVu Sans Mono" fo:font-size="11.3000001907349pt" fo:font-weight="bold" officeooo:rsid="0021def5" style:font-weight-asian="bold" style:font-weight-complex="bold" fo:background-color="#ffffff"/>
    </style:style>
    <style:style style:name="T22" style:family="text">
      <style:text-properties fo:color="#6897bb" style:font-name="DejaVu Sans Mono" fo:font-size="11.3000001907349pt"/>
    </style:style>
    <style:style style:name="T23" style:family="text">
      <style:text-properties fo:color="#8888c6"/>
    </style:style>
    <style:style style:name="T24" style:family="text">
      <style:text-properties fo:color="#8888c6" style:font-name="DejaVu Sans Mono" fo:font-size="11.3000001907349pt"/>
    </style:style>
    <style:style style:name="T25" style:family="text">
      <style:text-properties fo:color="#b200b2" style:font-name="DejaVu Sans Mono" fo:font-size="11.3000001907349pt"/>
    </style:style>
    <style:style style:name="T26" style:family="text">
      <style:text-properties fo:color="#94558d" style:font-name="DejaVu Sans Mono" fo:font-size="11.3000001907349pt"/>
    </style:style>
    <style:style style:name="T27" style:family="text">
      <style:text-properties fo:color="#ffc66d"/>
    </style:style>
    <style:style style:name="T28" style:family="text">
      <style:text-properties fo:color="#ffc66d" style:font-name="DejaVu Sans Mono" fo:font-size="11.3000001907349pt"/>
    </style:style>
    <style:style style:name="T29" style:family="text">
      <style:text-properties fo:color="#808080"/>
    </style:style>
    <style:style style:name="T30" style:family="text">
      <style:text-properties fo:color="#808080" style:font-name="DejaVu Sans Mono" fo:font-size="11.3000001907349pt"/>
    </style:style>
    <style:style style:name="T31" style:family="text">
      <style:text-properties fo:color="#a9b7c6" style:font-name="DejaVu Sans Mono" fo:font-size="11.3000001907349pt" fo:font-weight="bold" officeooo:rsid="0021def5" fo:background-color="#ffffff" loext:char-shading-value="0" style:font-weight-asian="bold" style:font-weight-complex="bold"/>
    </style:style>
    <style:style style:name="T32" style:family="text">
      <style:text-properties fo:color="#a9b7c6" style:font-name="DejaVu Sans Mono" fo:font-size="11.3000001907349pt" fo:font-weight="bold" officeooo:rsid="0021def5" style:font-weight-asian="bold" style:font-weight-complex="bold"/>
    </style:style>
    <style:style style:name="T33" style:family="text">
      <style:text-properties fo:color="#a9b7c6" style:font-name="DejaVu Sans Mono" fo:font-size="11.3000001907349pt" fo:font-weight="bold" officeooo:rsid="0021def5" style:font-weight-asian="bold" style:font-weight-complex="bold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Q1.</text:span> <text:span text:style-name="T2">Create a model in Django with a minimum of 4 attributes. Register that model in</text:span></text:p>
      <text:p text:style-name="P1">Django Admin. <text:s/>Make sure this Model instance is accessible by 1 user (on the admin</text:p>
      <text:p text:style-name="P1">site) at a time.</text:p>
      <text:p text:style-name="P1"/>
      <text:p text:style-name="P1"><text:span text:style-name="T1">Example</text:span>: User_1 logs in to Django Admin and accesses this model instance. Now</text:p>
      <text:p text:style-name="P1">User_1 can see all the fields and edit them. <text:s/>Meanwhile, User_2 opens the same model</text:p>
      <text:p text:style-name="P1">in Django admin. User_2 can't edit this model and all actions are disabled. As soon as</text:p>
      <text:p text:style-name="P1">User_1 closes this form (navigating away from form) User_2 can edit it.</text:p>
      <text:p text:style-name="P1"/>
      <text:p text:style-name="P2">Solut’n:</text:p>
      <text:p text:style-name="P2"><text:tab/><text:tab/><text:span text:style-name="T9"><text:tab/></text:span><text:span text:style-name="T10">[Reffer to insydo_test project for pratical look]</text:span><text:span text:style-name="T9"><text:tab/></text:span></text:p>
      <text:p text:style-name="P20"/>
      <text:p text:style-name="P13">file = insydo_test/insydo_test/admin.py</text:p>
      <text:p text:style-name="P13">------------------------------------------------------------------------------------------------------------------------</text:p>
      <text:p text:style-name="P22"/>
      <text:p text:style-name="P32">"""</text:p>
      <text:p text:style-name="P34">Admin file for insydo_test project</text:p>
      <text:p text:style-name="P34">"""</text:p>
      <text:p text:style-name="P28"><text:span text:style-name="T3">from </text:span>django.contrib <text:span text:style-name="T3">import </text:span>admin</text:p>
      <text:p text:style-name="P28"><text:span text:style-name="T3">from </text:span>django.contrib.auth.models <text:span text:style-name="T3">import </text:span>Group<text:span text:style-name="T3">, </text:span>Permission</text:p>
      <text:p text:style-name="P28"><text:span text:style-name="T3">from </text:span>django.contrib.gis <text:span text:style-name="T3">import </text:span>forms</text:p>
      <text:p text:style-name="P28"><text:span text:style-name="T3">from </text:span>myapp.models <text:span text:style-name="T3">import </text:span>Tourist</text:p>
      <text:p text:style-name="P28"><text:span text:style-name="T3">class </text:span>MyGroupAdminForm(forms.ModelForm):</text:p>
      <text:p text:style-name="P30"><text:s text:c="4"/><text:span text:style-name="T4">class </text:span><text:span text:style-name="T11">Meta:</text:span></text:p>
      <text:p text:style-name="P30"><text:s text:c="8"/><text:span text:style-name="T11">model = Group</text:span></text:p>
      <text:p text:style-name="P30"><text:s text:c="8"/><text:span text:style-name="T11">fields = (</text:span><text:span text:style-name="T18">'name'</text:span><text:span text:style-name="T4">, </text:span><text:span text:style-name="T18">'permissions'</text:span><text:span text:style-name="T11">)</text:span></text:p>
      <text:p text:style-name="P30"><text:s text:c="4"/><text:span text:style-name="T11">permissions = forms.ModelMultipleChoiceField(</text:span></text:p>
      <text:p text:style-name="P30"><text:s text:c="8"/><text:span text:style-name="T11">Permission.objects.exclude(</text:span></text:p>
      <text:p text:style-name="P30"><text:s text:c="12"/><text:span text:style-name="T16">content_type__app_label__in</text:span><text:span text:style-name="T11">=[</text:span><text:span text:style-name="T18">'tourist'</text:span><text:span text:style-name="T11">])</text:span><text:span text:style-name="T4">,</text:span></text:p>
      <text:p text:style-name="P30"><text:span text:style-name="T3"><text:s text:c="8"/></text:span><text:span text:style-name="T16">widget</text:span><text:span text:style-name="T11">=admin.widgets.FilteredSelectMultiple((</text:span><text:span text:style-name="T18">'permissions'</text:span><text:span text:style-name="T11">)</text:span><text:span text:style-name="T4">, </text:span><text:span text:style-name="T24">False</text:span><text:span text:style-name="T11">))</text:span></text:p>
      <text:p text:style-name="P28"><text:span text:style-name="T3">class </text:span>MyGroupAdmin(admin.ModelAdmin):</text:p>
      <text:p text:style-name="P30"><text:s text:c="4"/><text:span text:style-name="T11">form = MyGroupAdminForm</text:span></text:p>
      <text:p text:style-name="P30"><text:s text:c="4"/><text:span text:style-name="T11">search_fields = (</text:span><text:span text:style-name="T18">'name'</text:span><text:span text:style-name="T4">,</text:span><text:span text:style-name="T11">)</text:span></text:p>
      <text:p text:style-name="P30"><text:s text:c="4"/><text:span text:style-name="T11">ordering = (</text:span><text:span text:style-name="T18">'name'</text:span><text:span text:style-name="T4">,</text:span><text:span text:style-name="T11">)</text:span></text:p>
      <text:p text:style-name="P30"><text:s text:c="4"/><text:span text:style-name="T4">def </text:span><text:span text:style-name="T28">get_actions</text:span><text:span text:style-name="T11">(</text:span><text:span text:style-name="T26">self</text:span><text:span text:style-name="T4">, </text:span><text:span text:style-name="T11">request):</text:span></text:p>
      <text:p text:style-name="P30"><text:s text:c="8"/><text:span text:style-name="T11">actions = </text:span><text:span text:style-name="T24">super</text:span><text:span text:style-name="T11">(MyGroupAdmin</text:span><text:span text:style-name="T4">, </text:span><text:span text:style-name="T26">self</text:span><text:span text:style-name="T11">).get_actions(request)</text:span></text:p>
      <text:p text:style-name="P30"><text:s text:c="8"/><text:span text:style-name="T30"># if isinstance(obj, Customer):</text:span></text:p>
      <text:p text:style-name="P30"><text:span text:style-name="T29"><text:s text:c="8"/></text:span><text:span text:style-name="T4">print </text:span><text:span text:style-name="T18">"*****actions"</text:span><text:span text:style-name="T4">, </text:span><text:span text:style-name="T11">actions</text:span></text:p>
      <text:p text:style-name="P30"><text:s text:c="8"/><text:span text:style-name="T30"># if request.user.username[0].upper() != 'J':</text:span></text:p>
      <text:p text:style-name="P30"><text:span text:style-name="T29"><text:s text:c="8"/></text:span><text:span text:style-name="T4">if </text:span><text:span text:style-name="T11">request.user.username == </text:span><text:span text:style-name="T18">"user_1"</text:span><text:span text:style-name="T11">:</text:span></text:p>
      <text:p text:style-name="P30"><text:s text:c="12"/><text:span text:style-name="T30"># actions =</text:span></text:p>
      <text:p text:style-name="P38"><text:s text:c="12"/><text:span text:style-name="T11"># admin.site.disable_action('delete_selected')</text:span></text:p>
      <text:p text:style-name="P30"><text:span text:style-name="T29"><text:s text:c="12"/></text:span><text:span text:style-name="T4">if </text:span><text:span text:style-name="T18">'delete_selected' </text:span><text:span text:style-name="T4">in </text:span><text:span text:style-name="T11">actions:</text:span></text:p>
      <text:p text:style-name="P30"><text:s text:c="16"/><text:span text:style-name="T4">del </text:span><text:span text:style-name="T11">actions[</text:span><text:span text:style-name="T18">'delete_selected'</text:span><text:span text:style-name="T11">]</text:span></text:p>
      <text:p text:style-name="P30"><text:s text:c="8"/><text:span text:style-name="T4">return </text:span><text:span text:style-name="T11">actions</text:span></text:p>
      <text:p text:style-name="P30"><text:s text:c="4"/><text:span text:style-name="T4">def </text:span><text:span text:style-name="T28">get_form</text:span><text:span text:style-name="T11">(</text:span><text:span text:style-name="T26">self</text:span><text:span text:style-name="T4">, </text:span><text:span text:style-name="T11">request</text:span><text:span text:style-name="T4">, </text:span><text:span text:style-name="T11">*args</text:span><text:span text:style-name="T4">, </text:span><text:span text:style-name="T11">**kwargs):</text:span></text:p>
      <text:p text:style-name="P30"><text:s text:c="8"/><text:span text:style-name="T11">form = </text:span><text:span text:style-name="T24">super</text:span><text:span text:style-name="T11">(MyGroupAdmin</text:span><text:span text:style-name="T4">, </text:span><text:span text:style-name="T26">self</text:span><text:span text:style-name="T11">).get_form(request</text:span><text:span text:style-name="T4">, </text:span><text:span text:style-name="T11">*args</text:span><text:span text:style-name="T4">, </text:span><text:span text:style-name="T11">**kwargs)</text:span></text:p>
      <text:p text:style-name="P30"><text:s text:c="8"/><text:span text:style-name="T11">form.base_fields[</text:span><text:span text:style-name="T18">'c_customer'</text:span><text:span text:style-name="T11">].initial = request.user</text:span></text:p>
      <text:p text:style-name="P30"><text:s text:c="8"/><text:span text:style-name="T4">return </text:span><text:span text:style-name="T11">form</text:span></text:p>
      <text:p text:style-name="P28"><text:span text:style-name="T3">class </text:span>TouristAdmin(admin.ModelAdmin):</text:p>
      <text:p text:style-name="P30"><text:s text:c="4"/><text:span text:style-name="T4">def </text:span><text:span text:style-name="T28">get_model_perms</text:span><text:span text:style-name="T11">(</text:span><text:span text:style-name="T26">self</text:span><text:span text:style-name="T4">, </text:span><text:span text:style-name="T11">request):</text:span></text:p>
      <text:p text:style-name="P30"><text:soft-page-break/><text:s text:c="8"/><text:span text:style-name="T14">"""</text:span></text:p>
      <text:p text:style-name="P36"><text:s text:c="8"/><text:span text:style-name="T12">Return empty perms dict thus hiding the model from admin index.</text:span></text:p>
      <text:p text:style-name="P36"><text:s text:c="8"/><text:span text:style-name="T12">"""</text:span></text:p>
      <text:p text:style-name="P30"><text:span text:style-name="T13"><text:s text:c="8"/></text:span><text:span text:style-name="T4">return </text:span><text:span text:style-name="T11">{}</text:span></text:p>
      <text:p text:style-name="P28">admin.site.unregister(Group)</text:p>
      <text:p text:style-name="P28">admin.site.register(Group<text:span text:style-name="T3">, </text:span>MyGroupAdmin)</text:p>
      <text:p text:style-name="P44">admin.site.register(Tourist<text:span text:style-name="T3">, </text:span>TouristAdmin)</text:p>
      <text:p text:style-name="P44"/>
      <text:p text:style-name="P14">file = insydo_test/insydo_test/urls.py</text:p>
      <text:p text:style-name="P14">------------------------------------------------------------------------------------------------------------------------</text:p>
      <text:p text:style-name="P25"/>
      <text:p text:style-name="P41">from django.conf.urls import include, url</text:p>
      <text:p text:style-name="P44"><text:span text:style-name="T3">from </text:span>django.contrib <text:span text:style-name="T3">import </text:span>admin</text:p>
      <text:p text:style-name="P44">urlpatterns = [</text:p>
      <text:p text:style-name="P45"><text:span text:style-name="T5"><text:tab/>url(</text:span><text:span text:style-name="T20">r'^admin/'</text:span><text:span text:style-name="T5">, </text:span><text:span text:style-name="T32">include(admin.site.urls))</text:span><text:span text:style-name="T5">,</text:span></text:p>
      <text:p text:style-name="P45"><text:span text:style-name="T5"><text:tab/>url(</text:span><text:span text:style-name="T20">r'^admin2/'</text:span><text:span text:style-name="T5">, </text:span><text:span text:style-name="T32">include(admin.site.urls))</text:span><text:span text:style-name="T5">,</text:span></text:p>
      <text:p text:style-name="P42">]</text:p>
      <text:p text:style-name="P17">file = insydo_test/myapp/views.py</text:p>
      <text:p text:style-name="P17">------------------------------------------------------------------------------------------------------------------------</text:p>
      <text:p text:style-name="P15"/>
      <text:p text:style-name="P28"><text:span text:style-name="T3">from django.http import HttpResponse</text:span></text:p>
      <text:p text:style-name="P28"><text:span text:style-name="T3">from django.contrib.auth.models import User</text:span></text:p>
      <text:p text:style-name="P44"><text:span text:style-name="T3">from </text:span>django.shortcuts <text:span text:style-name="T3">import </text:span>render</text:p>
      <text:p text:style-name="P28"><text:span text:style-name="T3">def </text:span><text:span text:style-name="T27">give_user_addon_permission</text:span>(request):</text:p>
      <text:p text:style-name="P30"><text:s text:c="4"/><text:span text:style-name="T14">"""</text:span></text:p>
      <text:p text:style-name="P36"><text:s text:c="4"/><text:span text:style-name="T12">fuction will add additional permission soto the user</text:span></text:p>
      <text:p text:style-name="P30"><text:span text:style-name="T13"><text:s text:c="4"/></text:span><text:span text:style-name="T15">:return</text:span><text:span text:style-name="T14">:</text:span></text:p>
      <text:p text:style-name="P36"><text:s text:c="4"/><text:span text:style-name="T12">"""</text:span></text:p>
      <text:p text:style-name="P30"><text:span text:style-name="T13"><text:s text:c="4"/></text:span><text:span text:style-name="T11">user = </text:span><text:span text:style-name="T24">None</text:span></text:p>
      <text:p text:style-name="P30"><text:span text:style-name="T23"><text:s text:c="4"/></text:span><text:span text:style-name="T4">if </text:span><text:span text:style-name="T11">request.user.is_authenticated():</text:span></text:p>
      <text:p text:style-name="P30"><text:s text:c="8"/><text:span text:style-name="T4">if </text:span><text:span text:style-name="T11">request.user.username == </text:span><text:span text:style-name="T18">"user_1"</text:span><text:span text:style-name="T11">:</text:span></text:p>
      <text:p text:style-name="P30"><text:s text:c="12"/><text:span text:style-name="T11">user = User(</text:span><text:span text:style-name="T16">username</text:span><text:span text:style-name="T11">=</text:span><text:span text:style-name="T18">"user_1"</text:span><text:span text:style-name="T11">)</text:span></text:p>
      <text:p text:style-name="P30"><text:s text:c="12"/><text:span text:style-name="T11">user.is_staff = </text:span><text:span text:style-name="T24">True</text:span></text:p>
      <text:p text:style-name="P30"><text:span text:style-name="T23"><text:s text:c="12"/></text:span><text:span text:style-name="T11">user.is_superuser = </text:span><text:span text:style-name="T24">True</text:span></text:p>
      <text:p text:style-name="P30"><text:span text:style-name="T23"><text:s text:c="12"/></text:span><text:span text:style-name="T11">user.save()</text:span></text:p>
      <text:p text:style-name="P30"><text:s text:c="8"/><text:span text:style-name="T4">elif </text:span><text:span text:style-name="T11">request.user.username == </text:span><text:span text:style-name="T18">"user_2"</text:span><text:span text:style-name="T11">:</text:span></text:p>
      <text:p text:style-name="P30"><text:s text:c="12"/><text:span text:style-name="T11">user = User(</text:span><text:span text:style-name="T16">username</text:span><text:span text:style-name="T11">=</text:span><text:span text:style-name="T18">"user_2"</text:span><text:span text:style-name="T11">)</text:span></text:p>
      <text:p text:style-name="P30"><text:s text:c="12"/><text:span text:style-name="T11">user.is_staff = </text:span><text:span text:style-name="T24">True</text:span></text:p>
      <text:p text:style-name="P30"><text:span text:style-name="T23"><text:s text:c="12"/></text:span><text:span text:style-name="T11">user.is_superuser = </text:span><text:span text:style-name="T24">True</text:span></text:p>
      <text:p text:style-name="P30"><text:span text:style-name="T23"><text:s text:c="12"/></text:span><text:span text:style-name="T11">user.save()</text:span></text:p>
      <text:p text:style-name="P30"><text:s text:c="8"/><text:span text:style-name="T4">else</text:span><text:span text:style-name="T11">:</text:span></text:p>
      <text:p text:style-name="P30"><text:s text:c="12"/><text:span text:style-name="T4">pass</text:span></text:p>
      <text:p text:style-name="P30"><text:span text:style-name="T3"><text:s text:c="4"/></text:span><text:span text:style-name="T4">return </text:span><text:span text:style-name="T11">user</text:span></text:p>
      <text:p text:style-name="P30"><text:span text:style-name="T11"/></text:p>
      <text:p text:style-name="P30"><text:soft-page-break/><text:span text:style-name="T11"/></text:p>
      <text:p text:style-name="P30"><text:span text:style-name="T4">def </text:span><text:span text:style-name="T28">check_if_acquired_by_any_superuser</text:span><text:span text:style-name="T11">():</text:span></text:p>
      <text:p text:style-name="P28"><text:span text:style-name="T23"><text:s text:c="4"/></text:span><text:span text:style-name="T3">if </text:span>request.user.is_authenticated():</text:p>
      <text:p text:style-name="P30"><text:s text:c="4"/><text:span text:style-name="T11">superusers_emails = User.objects.filter(</text:span><text:span text:style-name="T16">is_superuser</text:span><text:span text:style-name="T11">=</text:span><text:span text:style-name="T24">True</text:span><text:span text:style-name="T11">).values_list(</text:span><text:span text:style-name="T18">'email'</text:span><text:span text:style-name="T11">)</text:span></text:p>
      <text:p text:style-name="P30"><text:s text:c="4"/><text:span text:style-name="T4">print </text:span><text:span text:style-name="T11">superusers_emails</text:span></text:p>
      <text:p text:style-name="P49"><text:s text:c="4"/><text:span text:style-name="T4">return </text:span><text:span text:style-name="T24">True</text:span></text:p>
      <text:p text:style-name="P21"/>
      <text:p text:style-name="P12">file = insydo_test/myapp/models.py</text:p>
      <text:p text:style-name="P12">------------------------------------------------------------------------------------------------------------------------</text:p>
      <text:p text:style-name="P19"/>
      <text:p text:style-name="P23">"""</text:p>
      <text:p text:style-name="P33">Database models for insydo_test project</text:p>
      <text:p text:style-name="P33">"""</text:p>
      <text:p text:style-name="P27"><text:span text:style-name="T3">from </text:span>django.contrib.auth <text:span text:style-name="T3">import </text:span>get_permission_codename</text:p>
      <text:p text:style-name="P27"><text:span text:style-name="T3">from </text:span>django.db <text:span text:style-name="T3">import </text:span>models<text:span text:style-name="T3">, </text:span>connection<text:span text:style-name="T3">, </text:span>transaction</text:p>
      <text:p text:style-name="P27"><text:span text:style-name="T3">from </text:span>django.core.validators <text:span text:style-name="T3">import </text:span>MaxValueValidator</text:p>
      <text:p text:style-name="P27"><text:span text:style-name="T3">from </text:span>django.contrib.auth.models <text:span text:style-name="T3">import </text:span>Permission</text:p>
      <text:p text:style-name="P27"><text:span text:style-name="T3">from </text:span>django.contrib.auth.models <text:span text:style-name="T3">import </text:span>User</text:p>
      <text:p text:style-name="P27"><text:span text:style-name="T3">class </text:span>Tourist(models.Model):</text:p>
      <text:p text:style-name="P29"><text:s text:c="4"/><text:span text:style-name="T14">"""</text:span></text:p>
      <text:p text:style-name="P35"><text:s text:c="4"/><text:span text:style-name="T12">Table to store Tourist Info.</text:span></text:p>
      <text:p text:style-name="P35"><text:s text:c="4"/><text:span text:style-name="T12">"""</text:span></text:p>
      <text:p text:style-name="P29"><text:span text:style-name="T13"><text:s text:c="4"/></text:span><text:span text:style-name="T11">t_name = models.CharField(</text:span><text:span text:style-name="T16">db_column</text:span><text:span text:style-name="T11">=</text:span><text:span text:style-name="T18">'t_name'</text:span><text:span text:style-name="T4">, </text:span><text:span text:style-name="T16">default</text:span><text:span text:style-name="T11">=</text:span><text:span text:style-name="T18">''</text:span><text:span text:style-name="T4">, </text:span><text:span text:style-name="T16">max_length</text:span><text:span text:style-name="T11">=</text:span><text:span text:style-name="T22">30</text:span><text:span text:style-name="T11">)</text:span></text:p>
      <text:p text:style-name="P29"><text:s text:c="4"/><text:span text:style-name="T11">t_address = models.TextField(</text:span><text:span text:style-name="T16">db_column</text:span><text:span text:style-name="T11">=</text:span><text:span text:style-name="T18">'t_address'</text:span><text:span text:style-name="T4">, </text:span><text:span text:style-name="T16">default</text:span><text:span text:style-name="T11">=</text:span><text:span text:style-name="T18">''</text:span><text:span text:style-name="T11">)</text:span></text:p>
      <text:p text:style-name="P29"><text:s text:c="4"/><text:span text:style-name="T11">t_city = models.CharField(</text:span><text:span text:style-name="T16">db_column</text:span><text:span text:style-name="T11">=</text:span><text:span text:style-name="T18">'t_city'</text:span><text:span text:style-name="T4">, </text:span><text:span text:style-name="T16">default</text:span><text:span text:style-name="T11">=</text:span><text:span text:style-name="T18">''</text:span><text:span text:style-name="T4">, </text:span><text:span text:style-name="T16">max_length</text:span><text:span text:style-name="T11">=</text:span><text:span text:style-name="T22">50</text:span><text:span text:style-name="T11">)</text:span></text:p>
      <text:p text:style-name="P29"><text:s text:c="4"/><text:span text:style-name="T11">t_email = models.EmailField(</text:span><text:span text:style-name="T16">db_column</text:span><text:span text:style-name="T11">=</text:span><text:span text:style-name="T18">'t_email'</text:span><text:span text:style-name="T4">, </text:span><text:span text:style-name="T16">default</text:span><text:span text:style-name="T11">=</text:span><text:span text:style-name="T24">True</text:span><text:span text:style-name="T11">)</text:span></text:p>
      <text:p text:style-name="P29"><text:s text:c="4"/><text:span text:style-name="T11">t_contact = models.BigIntegerField(</text:span><text:span text:style-name="T16">db_column</text:span><text:span text:style-name="T11">=</text:span><text:span text:style-name="T18">'t_contact'</text:span><text:span text:style-name="T4">, </text:span><text:span text:style-name="T16">default</text:span><text:span text:style-name="T11">=</text:span><text:span text:style-name="T22">0</text:span><text:span text:style-name="T4">, </text:span><text:span text:style-name="T16">validators</text:span><text:span text:style-name="T11">=[MaxValueValidator(</text:span><text:span text:style-name="T22">9999999999</text:span><text:span text:style-name="T11">)])</text:span></text:p>
      <text:p text:style-name="P29"><text:s text:c="4"/><text:span text:style-name="T4">def </text:span><text:span text:style-name="T28">add_permissions</text:span><text:span text:style-name="T11">(</text:span><text:span text:style-name="T26">self</text:span><text:span text:style-name="T4">, </text:span><text:span text:style-name="T11">**kwargs):</text:span></text:p>
      <text:p text:style-name="P29"><text:s text:c="8"/><text:span text:style-name="T4">if </text:span><text:span text:style-name="T11">kwargs.has_key(</text:span><text:span text:style-name="T18">'request'</text:span><text:span text:style-name="T11">) </text:span><text:span text:style-name="T4">and </text:span><text:span text:style-name="T26">self</text:span><text:span text:style-name="T11">.user </text:span><text:span text:style-name="T4">is </text:span><text:span text:style-name="T24">None</text:span><text:span text:style-name="T11">:</text:span></text:p>
      <text:p text:style-name="P29"><text:s text:c="12"/><text:span text:style-name="T11">request = kwargs.pop(</text:span><text:span text:style-name="T18">'request'</text:span><text:span text:style-name="T11">)</text:span></text:p>
      <text:p text:style-name="P29"><text:s text:c="12"/><text:span text:style-name="T26">self</text:span><text:span text:style-name="T11">.user = request.user</text:span></text:p>
      <text:p text:style-name="P29"><text:s text:c="8"/><text:span text:style-name="T4">if </text:span><text:span text:style-name="T26">self</text:span><text:span text:style-name="T11">.t_name == </text:span><text:span text:style-name="T18">"User 1"</text:span><text:span text:style-name="T11">:</text:span></text:p>
      <text:p text:style-name="P29"><text:s text:c="12"/><text:span text:style-name="T30"># User.objects.get_or_create(username="user_1", is_staff=True)</text:span></text:p>
      <text:p text:style-name="P29"><text:span text:style-name="T29"><text:s text:c="12"/></text:span><text:span text:style-name="T11">u = User.objects.get(</text:span><text:span text:style-name="T16">username</text:span><text:span text:style-name="T11">=</text:span><text:span text:style-name="T18">"user_1"</text:span><text:span text:style-name="T11">)</text:span></text:p>
      <text:p text:style-name="P29"><text:s text:c="12"/><text:span text:style-name="T30"># u.set_password('temporary')</text:span></text:p>
      <text:p text:style-name="P29"><text:span text:style-name="T29"><text:s text:c="12"/></text:span><text:span text:style-name="T11">permission = Permission.objects.get(</text:span><text:span text:style-name="T16">name</text:span><text:span text:style-name="T11">=</text:span><text:span text:style-name="T18">'Can view Tourist'</text:span><text:span text:style-name="T11">)</text:span></text:p>
      <text:p text:style-name="P29"><text:s text:c="12"/><text:span text:style-name="T11">permission2 = Permission.objects.get(</text:span><text:span text:style-name="T16">name</text:span><text:span text:style-name="T11">=</text:span><text:span text:style-name="T18">'Can change Tourist'</text:span><text:span text:style-name="T11">)</text:span></text:p>
      <text:p text:style-name="P29"><text:s text:c="12"/><text:span text:style-name="T11">u.user_permissions.add(permission).remove(permission2)</text:span></text:p>
      <text:p text:style-name="P29"><text:s text:c="12"/><text:span text:style-name="T4">print </text:span><text:span text:style-name="T18">"**** hello"</text:span></text:p>
      <text:p text:style-name="P29"><text:span text:style-name="T17"><text:s text:c="8"/></text:span><text:span text:style-name="T4">return </text:span><text:span text:style-name="T26">self</text:span><text:span text:style-name="T11">.t_name</text:span></text:p>
      <text:p text:style-name="P29"><text:s text:c="4"/><text:span text:style-name="T4">def </text:span><text:span text:style-name="T28">locking_using_sql</text:span><text:span text:style-name="T11">(</text:span><text:span text:style-name="T26">self</text:span><text:span text:style-name="T4">, </text:span><text:span text:style-name="T11">cls):</text:span></text:p>
      <text:p text:style-name="P29"><text:s text:c="8"/><text:span text:style-name="T4">with </text:span><text:span text:style-name="T11">transaction.atomic():</text:span></text:p>
      <text:p text:style-name="P29"><text:s text:c="12"/><text:span text:style-name="T30">account </text:span><text:span text:style-name="T11">= (</text:span></text:p>
      <text:p text:style-name="P29"><text:s text:c="20"/><text:span text:style-name="T11">cls.objects</text:span></text:p>
      <text:p text:style-name="P29"><text:s text:c="24"/><text:span text:style-name="T11">.select_for_update()</text:span></text:p>
      <text:p text:style-name="P29"><text:s text:c="24"/><text:span text:style-name="T11">.get(</text:span><text:span text:style-name="T16">id</text:span><text:span text:style-name="T11">=</text:span><text:span text:style-name="T24">id</text:span><text:span text:style-name="T11">)</text:span></text:p>
      <text:p text:style-name="P29"><text:s text:c="16"/><text:span text:style-name="T11">)</text:span></text:p>
      <text:p text:style-name="P29"><text:soft-page-break/><text:s text:c="8"/><text:span text:style-name="T4">with </text:span><text:span text:style-name="T11">connection.cursor() </text:span><text:span text:style-name="T4">as </text:span><text:span text:style-name="T11">cursor:</text:span></text:p>
      <text:p text:style-name="P29"><text:s text:c="12"/><text:span text:style-name="T11">cursor.execute(</text:span><text:span text:style-name="T18">"LOCK TABLES %s READ"</text:span><text:span text:style-name="T4">, </text:span><text:span text:style-name="T11">Tourist)</text:span></text:p>
      <text:p text:style-name="P29"><text:s text:c="12"/><text:span text:style-name="T4">try</text:span><text:span text:style-name="T11">:</text:span></text:p>
      <text:p text:style-name="P29"><text:s text:c="16"/><text:span text:style-name="T4">if </text:span><text:span text:style-name="T26">self</text:span><text:span text:style-name="T11">.t_name == </text:span><text:span text:style-name="T18">"User 1"</text:span><text:span text:style-name="T11">:</text:span></text:p>
      <text:p text:style-name="P29"><text:s text:c="20"/><text:span text:style-name="T30"># User.objects.get_or_create(username="user_1", is_staff=True)</text:span></text:p>
      <text:p text:style-name="P29"><text:span text:style-name="T29"><text:s text:c="20"/></text:span><text:span text:style-name="T11">u = User.objects.get(</text:span><text:span text:style-name="T16">username</text:span><text:span text:style-name="T11">=</text:span><text:span text:style-name="T18">"user_1"</text:span><text:span text:style-name="T11">)</text:span></text:p>
      <text:p text:style-name="P29"><text:s text:c="20"/><text:span text:style-name="T30"># u.set_password('temporary')</text:span></text:p>
      <text:p text:style-name="P29"><text:span text:style-name="T29"><text:s text:c="20"/></text:span><text:span text:style-name="T11">permission = Permission.objects.get(</text:span><text:span text:style-name="T16">name</text:span><text:span text:style-name="T11">=</text:span><text:span text:style-name="T18">'Can view Tourist'</text:span><text:span text:style-name="T11">)</text:span></text:p>
      <text:p text:style-name="P29"><text:s text:c="20"/><text:span text:style-name="T11">permission2 = Permission.objects.get(</text:span><text:span text:style-name="T16">name</text:span><text:span text:style-name="T11">=</text:span><text:span text:style-name="T18">'Can change Tourist'</text:span><text:span text:style-name="T11">)</text:span></text:p>
      <text:p text:style-name="P29"><text:s text:c="20"/><text:span text:style-name="T11">u.user_permissions.add(permission)</text:span></text:p>
      <text:p text:style-name="P29"><text:s text:c="20"/><text:span text:style-name="T11">u.user_permissions.remove(permission2)</text:span></text:p>
      <text:p text:style-name="P29"><text:s text:c="20"/><text:span text:style-name="T4">print </text:span><text:span text:style-name="T18">"**********hello"</text:span></text:p>
      <text:p text:style-name="P29"><text:span text:style-name="T17"><text:s text:c="12"/></text:span><text:span text:style-name="T4">finally</text:span><text:span text:style-name="T11">:</text:span></text:p>
      <text:p text:style-name="P29"><text:s text:c="16"/><text:span text:style-name="T11">cursor.execute(</text:span><text:span text:style-name="T18">"UNLOCK TABLES;"</text:span><text:span text:style-name="T11">)</text:span></text:p>
      <text:p text:style-name="P29"><text:s text:c="16"/></text:p>
      <text:p text:style-name="P29"><text:s text:c="4"/><text:span text:style-name="T4">def </text:span><text:span text:style-name="T28">has_view_permission</text:span><text:span text:style-name="T11">(</text:span><text:span text:style-name="T26">self</text:span><text:span text:style-name="T4">, </text:span><text:span text:style-name="T11">request</text:span><text:span text:style-name="T4">, </text:span><text:span text:style-name="T30">obj=None</text:span><text:span text:style-name="T11">):</text:span></text:p>
      <text:p text:style-name="P29"><text:s text:c="8"/><text:span text:style-name="T14">"""</text:span></text:p>
      <text:p text:style-name="P35"><text:s text:c="8"/><text:span text:style-name="T12">Returns True if the given request has permission to view an object.</text:span></text:p>
      <text:p text:style-name="P35"><text:s text:c="8"/><text:span text:style-name="T12">Can be overridden by the user in subclasses.</text:span></text:p>
      <text:p text:style-name="P35"><text:s text:c="8"/><text:span text:style-name="T12">"""</text:span></text:p>
      <text:p text:style-name="P29"><text:span text:style-name="T13"><text:s text:c="8"/></text:span><text:span text:style-name="T4">if </text:span><text:span text:style-name="T11">request.user.username == </text:span><text:span text:style-name="T18">"user_1"</text:span><text:span text:style-name="T11">:</text:span></text:p>
      <text:p text:style-name="P29"><text:s text:c="12"/><text:span text:style-name="T11">opts = </text:span><text:span text:style-name="T26">self</text:span><text:span text:style-name="T11">.c_customer</text:span></text:p>
      <text:p text:style-name="P29"><text:s text:c="12"/><text:span text:style-name="T11">codename = get_permission_codename(</text:span><text:span text:style-name="T18">'view'</text:span><text:span text:style-name="T4">, </text:span><text:span text:style-name="T11">opts)</text:span></text:p>
      <text:p text:style-name="P29"><text:s text:c="12"/><text:span text:style-name="T4">return </text:span><text:span text:style-name="T11">request.user.has_perm(</text:span><text:span text:style-name="T18">"%s.%s" </text:span><text:span text:style-name="T11">% (opts.app_label</text:span><text:span text:style-name="T4">, </text:span><text:span text:style-name="T11">codename))</text:span></text:p>
      <text:p text:style-name="P29"><text:s text:c="8"/><text:span text:style-name="T4">else</text:span><text:span text:style-name="T11">:</text:span></text:p>
      <text:p text:style-name="P29"><text:s text:c="12"/><text:span text:style-name="T4">pass</text:span></text:p>
      <text:p text:style-name="P26"><text:s text:c="8"/></text:p>
      <text:p text:style-name="P29"><text:span text:style-name="T3"><text:s text:c="4"/></text:span><text:span text:style-name="T4">def </text:span><text:span text:style-name="T25">__unicode__</text:span><text:span text:style-name="T11">(</text:span><text:span text:style-name="T26">self</text:span><text:span text:style-name="T11">):</text:span></text:p>
      <text:p text:style-name="P29"><text:s text:c="8"/><text:span text:style-name="T4">return </text:span><text:span text:style-name="T26">self</text:span><text:span text:style-name="T11">.t_name</text:span></text:p>
      <text:p text:style-name="P29"><text:s text:c="4"/><text:span text:style-name="T30"># def has_change_permission(self, request, obj=None):</text:span></text:p>
      <text:p text:style-name="P37"><text:s text:c="4"/><text:span text:style-name="T11"># <text:s text:c="4"/>"""</text:span></text:p>
      <text:p text:style-name="P37"><text:s text:c="4"/><text:span text:style-name="T11"># <text:s text:c="4"/>Override this method in order to return True whenever a user has view</text:span></text:p>
      <text:p text:style-name="P37"><text:s text:c="4"/><text:span text:style-name="T11"># <text:s text:c="4"/>permission and avoid re-implementing the change_view and</text:span></text:p>
      <text:p text:style-name="P37"><text:s text:c="4"/><text:span text:style-name="T11"># <text:s text:c="4"/>changelist_view views. Also, added an extra argument to determine</text:span></text:p>
      <text:p text:style-name="P37"><text:s text:c="4"/><text:span text:style-name="T11"># <text:s text:c="4"/>whenever this function will return the original response</text:span></text:p>
      <text:p text:style-name="P37"><text:s text:c="4"/><text:span text:style-name="T11"># <text:s text:c="4"/>"""</text:span></text:p>
      <text:p text:style-name="P37"><text:s text:c="4"/><text:span text:style-name="T11"># <text:s text:c="4"/>change_permission = super(AdminViewPermissionBaseModelAdmin,</text:span></text:p>
      <text:p text:style-name="P37"><text:s text:c="4"/><text:span text:style-name="T11"># <text:s text:c="30"/>self).has_change_permission(request, obj)</text:span></text:p>
      <text:p text:style-name="P37"><text:s text:c="4"/><text:span text:style-name="T11"># <text:s text:c="4"/>if change_permission or self.has_view_permission(request, obj):</text:span></text:p>
      <text:p text:style-name="P37"><text:s text:c="4"/><text:span text:style-name="T11"># <text:s text:c="8"/>return True</text:span></text:p>
      <text:p text:style-name="P37"><text:s text:c="4"/><text:span text:style-name="T11"># <text:s text:c="4"/>else:</text:span></text:p>
      <text:p text:style-name="P37"><text:s text:c="4"/><text:span text:style-name="T11"># <text:s text:c="8"/>pass</text:span></text:p>
      <text:p text:style-name="P37"><text:s text:c="4"/><text:span text:style-name="T11"># <text:s text:c="4"/>return change_permission</text:span></text:p>
      <text:p text:style-name="P37"><text:s text:c="4"/><text:span text:style-name="T11">#</text:span></text:p>
      <text:p text:style-name="P37"><text:s text:c="4"/><text:span text:style-name="T11"># def get_actions(self, request):</text:span></text:p>
      <text:p text:style-name="P37"><text:soft-page-break/><text:s text:c="4"/><text:span text:style-name="T11"># <text:s text:c="4"/>actions = super(Customer, self).get_actions(request)</text:span></text:p>
      <text:p text:style-name="P37"><text:s text:c="4"/><text:span text:style-name="T11"># <text:s text:c="4"/># if isinstance(obj, Customer):</text:span></text:p>
      <text:p text:style-name="P37"><text:s text:c="4"/><text:span text:style-name="T11">#</text:span></text:p>
      <text:p text:style-name="P37"><text:s text:c="4"/><text:span text:style-name="T11"># <text:s text:c="4"/>print "*****actions", actions</text:span></text:p>
      <text:p text:style-name="P37"><text:s text:c="4"/><text:span text:style-name="T11">#</text:span></text:p>
      <text:p text:style-name="P37"><text:s text:c="4"/><text:span text:style-name="T11"># <text:s text:c="4"/># if request.user.username[0].upper() != 'J':</text:span></text:p>
      <text:p text:style-name="P37"><text:s text:c="4"/><text:span text:style-name="T11"># <text:s text:c="4"/>if request.user.username == "user_1":</text:span></text:p>
      <text:p text:style-name="P37"><text:s text:c="4"/><text:span text:style-name="T11"># <text:s text:c="8"/># actions =</text:span></text:p>
      <text:p text:style-name="P37"><text:s text:c="4"/><text:span text:style-name="T11"># <text:s text:c="8"/># admin.site.disable_action('delete_selected')</text:span></text:p>
      <text:p text:style-name="P37"><text:s text:c="4"/><text:span text:style-name="T11"># <text:s text:c="8"/># if 'delete_selected' in actions:</text:span></text:p>
      <text:p text:style-name="P37"><text:s text:c="4"/><text:span text:style-name="T11"># <text:s text:c="8"/>del actions['delete_selected']</text:span></text:p>
      <text:p text:style-name="P37"><text:s text:c="4"/><text:span text:style-name="T11"># <text:s text:c="4"/>return actions</text:span></text:p>
      <text:p text:style-name="P37"><text:s text:c="4"/><text:span text:style-name="T11">#</text:span></text:p>
      <text:p text:style-name="P37"><text:s text:c="4"/><text:span text:style-name="T11"># def get_form(self, request, *args, **kwargs):</text:span></text:p>
      <text:p text:style-name="P37"><text:s text:c="4"/><text:span text:style-name="T11"># <text:s text:c="4"/>form = super(Customer, self).get_form(request, *args, **kwargs)</text:span></text:p>
      <text:p text:style-name="P37"><text:s text:c="4"/><text:span text:style-name="T11"># <text:s text:c="4"/>form.base_fields['c_customer'].initial = request.user</text:span></text:p>
      <text:p text:style-name="P37"><text:s text:c="4"/><text:span text:style-name="T11"># <text:s text:c="4"/>return form</text:span></text:p>
      <text:p text:style-name="P37"><text:s text:c="4"/><text:span text:style-name="T11">#</text:span></text:p>
      <text:p text:style-name="P37"><text:s text:c="4"/><text:span text:style-name="T11"># def refresh(self):</text:span></text:p>
      <text:p text:style-name="P37"><text:s text:c="4"/><text:span text:style-name="T11"># <text:s text:c="4"/>updated = Customer.objects.filter(id=self.c_customer_id)[0]</text:span></text:p>
      <text:p text:style-name="P37"><text:s text:c="4"/><text:span text:style-name="T11"># <text:s text:c="4"/>fields = [f.name for f in self._meta._fields()</text:span></text:p>
      <text:p text:style-name="P37"><text:s text:c="4"/><text:span text:style-name="T11"># <text:s text:c="14"/>if f.name != 'id']</text:span></text:p>
      <text:p text:style-name="P37"><text:s text:c="4"/><text:span text:style-name="T11"># <text:s text:c="4"/>for field in fields:</text:span></text:p>
      <text:p text:style-name="P37"><text:s text:c="4"/><text:span text:style-name="T11"># <text:s text:c="8"/>setattr(self, field, getattr(updated, field))</text:span></text:p>
      <text:p text:style-name="P37"><text:s text:c="4"/><text:span text:style-name="T11">#</text:span></text:p>
      <text:p text:style-name="P37"><text:s text:c="4"/><text:span text:style-name="T11"># def _mangle_sql_for_locking(self, sql):</text:span></text:p>
      <text:p text:style-name="P37"><text:s text:c="4"/><text:span text:style-name="T11"># <text:s text:c="4"/># yeah, it's really this difficult</text:span></text:p>
      <text:p text:style-name="P37"><text:s text:c="4"/><text:span text:style-name="T11"># <text:s text:c="4"/>return sql + ' FOR UPDATE'</text:span></text:p>
      <text:p text:style-name="P37"><text:s text:c="4"/><text:span text:style-name="T11">#</text:span></text:p>
      <text:p text:style-name="P37"><text:s text:c="4"/><text:span text:style-name="T11"># def _get_lock(self):</text:span></text:p>
      <text:p text:style-name="P37"><text:s text:c="4"/><text:span text:style-name="T11"># <text:s text:c="4"/>values = ('c_customer', 'c_address', 'c_city', 'c_email', 'c_contact')</text:span></text:p>
      <text:p text:style-name="P37"><text:s text:c="4"/><text:span text:style-name="T11"># <text:s text:c="4"/>query = Customer.objects.filter(id=self.c_customer.id).values_list(*values)</text:span></text:p>
      <text:p text:style-name="P37"><text:s text:c="4"/><text:span text:style-name="T11"># <text:s text:c="4"/>sql, params = query._as_sql(connection=connection)</text:span></text:p>
      <text:p text:style-name="P37"><text:s text:c="4"/><text:span text:style-name="T11"># <text:s text:c="4"/>cursor = connection.cursor()</text:span></text:p>
      <text:p text:style-name="P37"><text:s text:c="4"/><text:span text:style-name="T11"># <text:s text:c="4"/>cursor.execute(self._mangle_sql_for_locking(sql), params)</text:span></text:p>
      <text:p text:style-name="P37"><text:s text:c="4"/><text:span text:style-name="T11"># <text:s text:c="4"/>self._concurrency_poison()</text:span></text:p>
      <text:p text:style-name="P37"><text:s text:c="4"/><text:span text:style-name="T11">#</text:span></text:p>
      <text:p text:style-name="P37"><text:s text:c="4"/><text:span text:style-name="T11"># @classmethod</text:span></text:p>
      <text:p text:style-name="P37"><text:s text:c="4"/><text:span text:style-name="T11"># def update(cls, c_customer_id):</text:span></text:p>
      <text:p text:style-name="P37"><text:s text:c="4"/><text:span text:style-name="T11"># <text:s text:c="4"/>with transaction.atomic():</text:span></text:p>
      <text:p text:style-name="P37"><text:s text:c="4"/><text:span text:style-name="T11"># <text:s text:c="8"/>account = (</text:span></text:p>
      <text:p text:style-name="P37"><text:s text:c="4"/><text:span text:style-name="T11"># <text:s text:c="12"/>cls.objects.select_for_update().get(id=c_customer_id)</text:span></text:p>
      <text:p text:style-name="P37"><text:s text:c="4"/><text:span text:style-name="T11"># <text:s text:c="8"/>)</text:span></text:p>
      <text:p text:style-name="P37"><text:s text:c="4"/><text:span text:style-name="T11"># <text:s text:c="8"/>account.save()</text:span></text:p>
      <text:p text:style-name="P37"><text:s text:c="4"/><text:span text:style-name="T11">#</text:span></text:p>
      <text:p text:style-name="P37"><text:s text:c="4"/><text:span text:style-name="T11"># <text:s text:c="4"/>return account</text:span></text:p>
      <text:p text:style-name="P37"><text:s text:c="4"/><text:span text:style-name="T11">#</text:span></text:p>
      <text:p text:style-name="P37"><text:s text:c="4"/><text:span text:style-name="T11"># @classmethod</text:span></text:p>
      <text:p text:style-name="P37"><text:s text:c="4"/><text:span text:style-name="T11"># def add(cls, c_customer_id):</text:span></text:p>
      <text:p text:style-name="P37"><text:s text:c="4"/><text:span text:style-name="T11"># <text:s text:c="4"/>with transaction.atomic():</text:span></text:p>
      <text:p text:style-name="P37"><text:s text:c="4"/><text:span text:style-name="T11"># <text:s text:c="8"/>account = (</text:span></text:p>
      <text:p text:style-name="P37"><text:soft-page-break/><text:s text:c="4"/><text:span text:style-name="T11"># <text:s text:c="12"/>cls.objects.select_for_update().get(id=c_customer_id)</text:span></text:p>
      <text:p text:style-name="P37"><text:s text:c="4"/><text:span text:style-name="T11"># <text:s text:c="8"/>)</text:span></text:p>
      <text:p text:style-name="P37"><text:s text:c="4"/><text:span text:style-name="T11"># <text:s text:c="8"/>account.save()</text:span></text:p>
      <text:p text:style-name="P37"><text:s text:c="4"/><text:span text:style-name="T11">#</text:span></text:p>
      <text:p text:style-name="P37"><text:s text:c="4"/><text:span text:style-name="T11"># <text:s text:c="4"/>return account</text:span></text:p>
      <text:p text:style-name="P37"><text:s text:c="4"/><text:span text:style-name="T11">#</text:span></text:p>
      <text:p text:style-name="P37"><text:s text:c="4"/><text:span text:style-name="T11"># @classmethod</text:span></text:p>
      <text:p text:style-name="P37"><text:s text:c="4"/><text:span text:style-name="T11"># def delete(cls, c_customer_id):</text:span></text:p>
      <text:p text:style-name="P37"><text:s text:c="4"/><text:span text:style-name="T11"># <text:s text:c="4"/>with transaction.atomic():</text:span></text:p>
      <text:p text:style-name="P37"><text:s text:c="4"/><text:span text:style-name="T11"># <text:s text:c="8"/>account = (</text:span></text:p>
      <text:p text:style-name="P37"><text:s text:c="4"/><text:span text:style-name="T11"># <text:s text:c="12"/>cls.objects.select_for_update().get(id=c_customer_id)</text:span></text:p>
      <text:p text:style-name="P37"><text:s text:c="4"/><text:span text:style-name="T11"># <text:s text:c="8"/>)</text:span></text:p>
      <text:p text:style-name="P37"><text:s text:c="4"/><text:span text:style-name="T11"># <text:s text:c="8"/>account.save()</text:span></text:p>
      <text:p text:style-name="P37"><text:s text:c="4"/><text:span text:style-name="T11">#</text:span></text:p>
      <text:p text:style-name="P46"><text:s text:c="4"/><text:span text:style-name="T11"># <text:s text:c="4"/>return account</text:span></text:p>
      <text:p text:style-name="P31"><text:span text:style-name="T24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8:19:42.294647682</meta:creation-date>
    <meta:generator>LibreOffice/5.1.6.2$Linux_X86_64 LibreOffice_project/10m0$Build-2</meta:generator>
    <dc:date>2017-12-17T02:54:28.636782087</dc:date>
    <meta:editing-duration>PT30M24S</meta:editing-duration>
    <meta:editing-cycles>15</meta:editing-cycles>
    <meta:document-statistic meta:table-count="0" meta:image-count="0" meta:object-count="0" meta:page-count="6" meta:paragraph-count="242" meta:word-count="837" meta:character-count="9754" meta:non-whitespace-character-count="7413"/>
  </office:meta>
</office:document-meta>
</file>